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2372f0" officeooo:paragraph-rsid="002372f0" style:font-size-asian="24pt" style:font-size-complex="24pt"/>
    </style:style>
    <style:style style:name="P4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41555" officeooo:paragraph-rsid="0024155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45191" officeooo:paragraph-rsid="00245191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48cfd" officeooo:paragraph-rsid="00248cfd" style:font-size-asian="12.25pt" style:font-size-complex="14pt"/>
    </style:style>
    <style:style style:name="T1" style:family="text">
      <style:text-properties officeooo:rsid="002372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45191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7" text:date-value="2026-04-08T16:43:37.905114660">04/08/26</text:date></text:p>
      <text:p text:style-name="P2">Math <text:span text:style-name="T1">6</text:span>099 – Colloquium </text:p>
      <text:p text:style-name="P3">Spring 2026</text:p>
      <text:p text:style-name="P1"/>
      <text:p text:style-name="P5">The Peano–Baker Series: A Rigorous Tool for Time-Varying Linear Systems</text:p>
      <text:p text:style-name="P5"/>
      <text:p text:style-name="P5">SPEAKER: UMA MAHESWARA RAO EPUGANTI</text:p>
      <text:p text:style-name="P5"/>
      <text:p text:style-name="P7">Reflection by Paul Carmody</text:p>
      <text:p text:style-name="P7"/>
      <text:p text:style-name="P8">Motivation: solving linear differential time dependent systems that require more than a standard integral of <text:span text:style-name="T2">e</text:span>. <text:s/>Also, the loss of commutativity with a change in time. <text:s/><text:span text:style-name="T3">Well known in principle but not widely used.</text:span></text:p>
      <text:p text:style-name="P8"/>
      <text:p text:style-name="P9">Picards Iteration is used to help determine how the Peano-Baker is derived/defined.</text:p>
      <text:p text:style-name="P9"/>
      <text:p text:style-name="P9">The commutator …. I didn’t quite follow this subject very well.</text:p>
      <text:p text:style-name="P9"/>
      <text:p text:style-name="P9">Examples. …</text:p>
      <text:p text:style-name="P9"/>
      <text:p text:style-name="P10">Hukuhara derivative: the first notion of set-value derivativ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4-08T16:43:37.766832832</dc:date>
    <meta:editing-duration>PT18M9S</meta:editing-duration>
    <meta:editing-cycles>8</meta:editing-cycles>
    <meta:print-date>2026-04-08T16:43:19.865090265</meta:print-date>
    <meta:printed-by>PDF files</meta:printed-by>
    <meta:document-statistic meta:table-count="0" meta:image-count="0" meta:object-count="0" meta:page-count="1" meta:paragraph-count="11" meta:word-count="93" meta:character-count="606" meta:non-whitespace-character-count="521"/>
  </office:meta>
</office:document-meta>
</file>